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25mm"/>
    </style:style>
    <style:style style:name="co2" style:family="table-column">
      <style:table-column-properties fo:break-before="auto" style:column-width="46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3mm" fo:break-before="auto" style:use-optimal-row-height="true"/>
    </style:style>
    <style:style style:name="ro3" style:family="table-row">
      <style:table-row-properties style:row-height="9.7mm" fo:break-before="auto" style:use-optimal-row-height="true"/>
    </style:style>
    <style:style style:name="ro4" style:family="table-row">
      <style:table-row-properties style:row-height="12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:respon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bdifferen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b-Enabled Consul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360repor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Hertz Transmissio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areal Bank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CERT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bfallwirtschaft und Stadtreinigung Freibur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fallwirtschaftsbetrieb Münch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fB gemeinnützig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gentur für nachhaltige Kommunikatio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GIMUS GmbH Umweltgutachterorganisation &amp; Beratungsgesell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gn Niederberghaus &amp; Partner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DI Einkauf GmbH &amp; Co. oH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EA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lianz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lpensped GmbH, Internationale Logisti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pha IC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stria office REIT-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LTE LEIPZIGER Lebensversicherung auf Gegenseitigkei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ngerstein Elektro | Sanitär | Heiztechni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halt Logistics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ker's Hörn / Hilligenley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GE Trifolium - Schleich-Sustainability-Solutions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qum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SSMANN BÜROMÖBEL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DI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VG Abfallentsorgungs- und Verwertungsgesellschaft Köln mbH (AVG Köln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WISTA Gesellschaft für Abfallwirtschaft und Stadtreinigung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ZV Abwasser-Zweckverband Südholste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. Metzler seel. Sohn &amp; Co. Holding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.A.U.M. Consult GmbH Hamm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BOR Beauty Group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ad Dürrheimer Mineralbrunnen GmbH + Co. KG Heilbrunn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denova AG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k 1 Saar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ank für Kirche und Diakonie eG - KD-Ban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k für Sozialwirtschaft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menia Lebensversicheru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menia Versicheru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menia-Konzer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M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F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ler Versicheru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augenossenschaft Finkenwärder-Hoffnung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uverein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yer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yernLB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BBank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oPlast Besge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erentzen-Gruppe Aktiengesell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rlin Hyp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rliner Bäder-Betrieb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rliner Stadtreinigung Aö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rliner Verkehrsbetriebe Aö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rliner Wasserbetrieb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ESONDERE ORTE Umweltforum Berli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GV / Badische Versicheru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HS tabletop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IB - BANK IM BISTUM ESSE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lfinger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otest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KK·VBU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echwarenfabrik Limbur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MW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nds &amp; values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emer Landesban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ocker Möhren GRUPP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BUNAWI - Büro für Nachhaltigkeit &amp; Wirtschaftsethik - Armin Hipp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ndesdruckerei-Grupp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rgbad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lton Group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lla Real Estate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EE - Coaching Experts Europe e. V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we Stiftung &amp; Co. KGaA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arité - Universitätsmedizin Berl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CHRISTOF GEMEINER ARCHITEKTEN BDA Planungsgesell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CIVICON - Institut für Nachhaltigkeits- und Transformationsmanagemen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Coca-Cola GmbH und Coca-Cola European Partners Deutschland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sman Sustainability Consulti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 Softwar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merzbank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cer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cordia Versicheru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iserie Michel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des und Rieg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nova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QC Consulting - experts in CSR, QM &amp; Communications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QLT SaarGummi Deutschland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RA-Berlin, Dr. Wolfgang Bünsow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SR . Consulting Services . Röck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SR Arena Hannov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SR Management Dienstleistungen - Karsten Zimmerman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SR-Ce | Agentur für CSR und Kommunikatio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SR-Consulting Pföhl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SR-Consulting-Steinbac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CVH Chemie-Vertrieb Hannover, CVM Chemie-Vertrieb Magdeburg, CVB Albert Carl Berl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yclos futur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imler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DAS SPENERHAUS - Hotel und Tagungszentrum am Dominikanerklost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EV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beka-Grupp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gewo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kaBank Deutsche Girozentral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KRA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ta-SR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mel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utsche Apotheker- und Ärztebank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utsche Bahn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utsche Bank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utsche Börse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Deutsche Gesellschaft für Internationale Zusammenarbeit (GIZ)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utsche Hypothekenban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utsche Kreditbank AG (DKB AG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utsche Telekom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utsche Welle (DW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utsche Wohnen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utsches Medikamenten-Hilfswerk action medeor e.V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utsches Zentrum für Luft- und Raumfahrt (DLR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DEVK Deutsche Eisenbahn Versicherung Sach- und HUK-Versicherungsverein a.G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FH Deutsche Fertighaus Holding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-fin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FS Deutsche Flugsicheru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AMIR Erlebnisreise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ietrich Ernst - Beratung für Kommunikatio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r. Heidbüchel Unternehmensberatu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r. Ludwig Glatzner - Büro für Umwelt, Qualität, Sicherhei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ooghmans International LT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uckprozess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SD-Duales System Holding GmbH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commerc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Z BANK AG Deutsche Zentral-Genossenschaftsban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Z PRIVATBAN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.ON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A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berhard Karls Universität Tübi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co Unternehmensberatu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fair Consulting e. K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istics institut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ifler Kunststoff-Technik GmbH &amp; Co.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obau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pro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-faktor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schergenossen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BW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ergie-Handels-Gesellschaft 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ergiemanagement Are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agement Global g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EGA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EGA Energi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lebnis Akademie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nst &amp; You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win Häbel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zgebirgssparkas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uromicron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vangelische Stiftung Neuerkerod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ngelisches Siedlungswerk in Bayern Bau- und Siedlungsgesellschaft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venord-Bank eG-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vonik Industries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WR Aktiengesell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opartner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hhochschule des Mittelstands (FHM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hnen-Gärtner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ährmann Unternehmensberatu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ir Ventur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D Textil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nix Outdoor International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ernleitungs-Betriebsgesellschaft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f Markenstrategie &amp; Nachhaltigkeitsmanagemen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ducia &amp; GAD IT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iveCs Kommunikationsberatu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lamarium Saalkreis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ischhof Rasti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ghafen Düsseldorf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ghafen Münche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ghafen Stuttgart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kus Zukunft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örde Sparkas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restFinest Consulti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rschungszentrum Jülich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kfurter Volksbank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port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unhofer UMSICH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unhofer-Gesell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aunhofer-Institut für Solare Energiesysteme I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eiburg Wirtschaft Touristik und Messe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iburger Stadtbau Verbu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iburger Verkehrs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ie Universität Berl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ischpack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A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tureCamp Climat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G Immobilien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SAG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GEFAK Gesellschaft für angewandte Kommunalforschung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MA-Technik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meinnütziger Bauverein Wunstorf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Gesellschaft für Entwicklung, Beschaffung und Betrieb mbH - g.e.b.b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OBAU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WOBA Aktiengesellschaft Wohnen und Bau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wobag Wohnungsbau-Aktiengesell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gaset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KS-Gemeinschaftskraftwerk Schweinfurt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delmann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ohe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üner Hering - Agentur für Circular Economy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undlach Bau und Immobilien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GUT Certifizierungsgesellschaft für Managementsysteme mbH Umweltgutacht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GWG Gesellschaft für Wohnungs- und Gewerbebau Baden-Württemberg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as &amp; Co. Magnettechnik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gmann-Steinbach Consulti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HALLESCHE Krankenversicherung auf Gegenseitigkei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mburger Hafen und Logistik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mburger Sparkasse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mburger Volksban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ndwerkskammer für Schwab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nnoversche Volksbank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ssia Mineralquell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HEAG Holding AG - Beteiligungsmanagement der Wissenschaftsstadt Darmstadt (HEAG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B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INRICH Agentur für Kommunikatio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inz Sielmann Stiftu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laba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nkel AG &amp; Co. KGaA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ing GmbH &amp; Co. KG Verwaltungsgesell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mann Biederlack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ubach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igh-Tech Gründerfonds Management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ILLEBRAND Palettenlogisti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iPP-Werk Georg Hipp OH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chschule für nachhaltige Entwicklung Eberswald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CHTIEF Aktiengesell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WOGE Wohnungsbaugesellschaft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P-FundConsult - Brücke zwischen Profit und Non-Profi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bert Brück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umanistic Management Practices g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ünnebec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ypoVereinsban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gefa Handelsgesellschaft 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HK für München und Oberbayer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ulsWerk Münster e.V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imug Beratungsgesellschaft für sozial-ökologische Innovationen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OMOTIO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genieurbüro NUB (Natur-,Umwelt- und Bauprojekte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genieurbüro Pett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PACS (Headquarters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Institut für Nachhaltigkeitsmanagement Dr. Frank Simo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 Versicherungsgrupp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Interessengemeinschaft der Thermischen Abfallbehandlungsanlagen in Deutschland e.V. (ITAD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sero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vestitionsbank Berl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vestitionsbank Schleswig-Holstein (IB.SH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WIS Forschung &amp; Beratu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ta International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DZ-Berl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fferys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J Sustainability Consultancy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hnson+Johnso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OSEPH-STIFTUNG Kirchliches Wohnungsunternehm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rin Marita Naase Experti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te Umwelt &amp; Entwicklung e.V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Katholische Universität Eichstätt-Ingolstad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keck kommuniziert! was etwas beweg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SSEL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fW Bankengrupp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GAL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KiK Textilien und Non-Food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ndernothilfe e.V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oberg &amp; Tente GmbH &amp; Co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KPMG AG Wirtschaftsprüfungsgesell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aftanlagen Münche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Kreis Weseler Abfallgesellschaft 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jugendring München-Stad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Augs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Biberac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Böbli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Kreissparkasse Esslingen-Nürti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Heilbron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Heinsbe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Kaiserslauter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Köl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Ludwigs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Kreissparkasse München Starnberg Ebersbe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Ostalb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Ravens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Reutli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Saarlouis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Steinfur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Syk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Tübi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sparkasse Waibli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reiswohnbau Hildesheim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SM Castings Group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ndesbank Baden-Württemberg Aö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dessparkasse zu Olden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ndgut Stober Kontor GmbH &amp; Co. Betriebs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BS Landesbausparkasse Südwes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bensbaum / Pure Taste Group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icher Engineeri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uphana Universität Lüne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fA Förderbank Bayer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dl Dienstleistung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de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ppeverba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ÖWEN-Grupp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PKF Laser &amp; Electronics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st auf besser leben g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intal Konfitüre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inzer Volksbank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agement Allianc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ärkisches Landbrot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kus Glöckner Naturstein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quard &amp; Bahls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cDonald's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mo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rck KGaA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yer Gemüsebearbeitu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yer Management und Compliance MMC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chael Koch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ele &amp; Cie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atio Unternehmensgestaltu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ika Griefahn GmbH Institut für Medien Umwelt Kultu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ünchner Bank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ußenbrock &amp; Partner Wirtschaftsprüfer und Steuerberat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³ Nachhaltigkeitsberatung Dr. Friege &amp; Partn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nogate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-Bank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urinform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EUERO Farm- und Fördertechnik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umarkter Lammsbräu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EUWOBA Neubrandenburger Wohnungsbaugenossenschaft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cole Franken CSR I Veränderung I Führu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ederrheinische Sparkasse RheinLipp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-Motion (Röhrle &amp; Henle Partnerschaftsgesellschaft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ölken Hygiene Products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RD/LB - Norddeutsche Landesbank Girozentrale -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RDAKADEMIE - Hochschule der Wirtschaf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rd-Ostsee Sparkas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rdzucker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w|consulting -nachhaltig Werte schaffen-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WB Verl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ekom verla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denburgische Landesbank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n Europe Consulti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TLIEB Sportartikel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to GmbH &amp; Co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ulsen's - Landhotel und Restauran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br NETZenergi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CI Augsbur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D - Berater der öffentlichen Hand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hl Beratu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Ú PURO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TER LANGENDORF Innovation, Strategie &amp; Desig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ARMORGANA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iepenbrock Unternehmensgruppe GmbH +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t values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tanera Rio Sixaola, S.A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ilend UG (haftungsbeschränkt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sche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wer2susta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prÅGNANT NACHHALTIGKEIT.KOMMUNIKATION.SCHÖNROC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mo Espresso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proiectio Nachhaltigkeitsmanagement | CSR-Management | Impact Financ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tiviti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vinzial NordWest Konzer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inzial Rheinland Versicheru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X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ma 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Msult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ermacher &amp; Partner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ndstad Deutschland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 für Nachhaltige Entwicklung (RNE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-Athlete UG (haftungsbeschränkt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MONDIS Thermische Abfallverwertu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nervis Consulti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WE Group (Zentral-AG und Zentralfinanz eG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hodius Mineralquellen und Getränke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iha WeserGold Getränke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inn Beton- und Naturstein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bert Bosch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LAND Rechtsschutz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SAG Aö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udolph Logistik Grupp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WE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arLB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GA Unternehmensgrupp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xonia Franke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holz &amp; Friends Berli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HUFA Holding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hwan Cosmetics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CHWARTAUER WERKE GmbH &amp; Co. KGaA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emens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NAL IDUNA Krankenversicherung a. G.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NAL IDUNA Lebensversicherung a. G. Konzer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ka Deutschland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nack Backspezialitäten GmbH &amp; Co.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KS Unternehmensberatung GmbH &amp; Co.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larWorld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- und Bauverei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da-Bank Augsburg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parda-Bank Baden-Württemberg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da-Bank Berli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da-Bank Münche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da-Bank Südwest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da-Bank West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Aach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Allgäu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am Niederrhe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Ansbac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Aschaffenburg-Alzenau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Bambe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Bielefel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Bochum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Bodense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Brem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Cell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parkasse Celle-Gifhorn-Wolfs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Chemnitz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Coburg - Lichtenfels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Dortmu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Duis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Dür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Ess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parkasse Freiburg-Nördlicher Breisgau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Fulda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Fürstenfeldbruc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Fürt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Gelsenkirch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Götti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HagenHerdeck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Hannov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Hegau-Bodense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Heidelbe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Herfor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parkasse Hilden • Ratingen • Velber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Hildesheim Goslar Pein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Holste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Ingolstadt Eichstät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Karlsruh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KölnBon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Kraichgau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Krefel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LeerWittmu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Lemgo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Leverkus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Mainfranken Würz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Marburg-Biedenkopf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parkasse Märkisches Sauerland Hemer-Mend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parkasse Memmingen-Lindau-Mindelheim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Minden-Lübbeck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Münsterland Os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Neuss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Niederbayern-Mitt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Offenburg/Ortenau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Osnabrüc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Pforzheim Calw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Regens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Rhein Neckar Nor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Rhein-Maas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Rhein-Nah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Rosenheim-Bad Aibli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Saarbrück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Schwarzwald-Baa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Schweinfurt-Haßberg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Südholste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Tri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Ulm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Vest Recklinghaus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Vogtla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Vorderpfalz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Vorpommer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Westerwald-Si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Westholstei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Westmünsterla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Worms-Alzey-Rie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asse Zollernalb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PIES PACKAGING SPIES Kunststoff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 Geestla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Stadt- und Kreissparkasse Erlangen Höchstadt Herzogenaurac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ADT UND LAND Wohnbauten-Gesellschaft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reinigung Hamburg Aö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siedlung Heilbron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sparkasse Augs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sparkasse Düsseldorf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sparkasse Münch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sparkasse Oberhaus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-Sparkasse Solingen</text:p>
          </table:table-cell>
          <table:table-cell table:style-name="ce1" office:value-type="string" calcext:value-type="string">
            <text:p>§§§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dtsparkasse Wuppertal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Stadtwerke Bochum Holding GmbH, Stadtwerke Bochum Netz GmbH, Stadtwerke Bochum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werke Göttingen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werke Köl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adtwerke Lübeck Holdi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dtwerke Nordersted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StEB Köln, Stadtentwässerungsbetriebe Köln, Aö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inbeis Papier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einbildhauerei Vincent Timothy C. Vincen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ephan Bode Hotelbetriebs- und Verwaltungs-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yler Ethik Ban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iftung Warentes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udiosus Reisen Münche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uttgarter Wohnungs- und Städtebaugesellschaft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ÜDWESTBANK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STAINUM Berli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V SparkassenVersicheru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SWB-Service- Wohnungsvermietungs- und -baugesellschaft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YZYGY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ifun-Tofu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chibo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le Columbus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QPORT Services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rra Institut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re des hommes - Hilfe für Kinder in No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mas Atze - K.A.N.T.punk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pstar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tionsWer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u4you®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nsformation zur Nachhaltigkeit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nsgourmet Deutschland GmbH &amp; Co. OH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eude &amp; Metz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ias consulting - Beratung für nachhaltige Prozesse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odos Bank N.V. Deutschland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ple innova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ÜV Rheinland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lmer Heimstätte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mweltBank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mwelt-Campus Birkenfeld der Hochschule Trie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icepta Communication &amp; Consulti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ilever Deutschland Holdi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ion Investmen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ITY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iversität Bayreut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iversität Ham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ternehmensgruppe Nassauische Heimstätte Wohnstadt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M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rlaubsart | ostsee.fjord.schlei Schleibrücken Immobilie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UDE Sport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olia Deutschland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reinigte Volksbank eG Saarlouis - Losheim am See - Sulzbach/Saar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reinigte VR Bank Kur- und Rheinpfalz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GH Versicherunge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vantes Netzwerk für Gesundheit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awest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ÖB-Service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hrmann CSR-Consultin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ksbank Alzey-Worms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ksbank Bielefeld-Gütersloh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olksbank eG Braunschweig Wolfs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ksbank in Südwestfale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ksbank Kraichgau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ksbank Lübeck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ksbank Lüneburger Heide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ksbank Mittelhesse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olksbank Raiffeisenbank Bayern Mitte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olksbank Raiffeisenbank Nordoberpfalz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kswagen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ssloh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R Bank Main-Kinzig-Büdinge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R Bank Rhein-Neckar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R Bank Südliche Weinstraße-Wasgau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R-Bank Rottal-In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AGO Kontakttechnik GmbH &amp; Co. K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ldenburger Versicherung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ankendorfer Baugenossenschaft für Schleswig-Holstein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SGAU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BM Wohnungsbaugesellschaft Berlin-Mitte 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eckerle Cosmetics Eislinge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in- &amp; Sektgut Wilhelmshof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iss Technik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llnuss Premium Snacks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nzel &amp; Hoos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RTGARANTIE Group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rtSicht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SSLI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Sustain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esbadener Volksbank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rtschaftsbetriebe Duisbur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ohnungsbaugenossenschaft Solidarität e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UQM Consulti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üstenrot &amp; Württembergische AG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ZR ceramic solutions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DF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Zentrale Abfallwirtschaft Kaiserslautern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ZIEGERT Bank- und Immobilienconsulting GmbH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weckverband Ostholstein (ZVO)</text:p>
          </table:table-cell>
          <table:table-cell table:style-name="ce1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 table:number-rows-repeated="74">
          <table:table-cell/>
          <table:table-cell table:style-name="ce1"/>
          <table:table-cell table:number-columns-repeated="1022"/>
        </table:table-row>
        <table:table-row table:style-name="ro1" table:number-rows-repeated="10479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9:51:27.225141615</meta:creation-date>
    <dc:date>2020-05-20T21:03:46.627713828</dc:date>
    <meta:editing-duration>PT1H12M10S</meta:editing-duration>
    <meta:editing-cycles>24</meta:editing-cycles>
    <meta:generator>LibreOffice/6.1.5.2$Linux_X86_64 LibreOffice_project/10$Build-2</meta:generator>
    <meta:document-statistic meta:table-count="1" meta:cell-count="1760" meta:object-count="0"/>
  </office:meta>
</office:document-meta>
</file>